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.Symbol( final int index , final int tag , final String owner , final String name , final String value , final lo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mbol.getArgumentsAndReturnSiz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